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T10" style:parent-style-name="Absatz-Standardschriftart" style:family="text">
      <style:text-properties style:font-name-complex="Calibri" fo:font-size="12pt" style:font-size-asian="12pt" style:font-size-complex="12pt" fo:language="en" fo:country="US"/>
    </style:style>
    <style:style style:name="T11" style:parent-style-name="Absatz-Standardschriftart" style:family="text">
      <style:text-properties style:font-name-complex="Calibri" fo:font-size="12pt" style:font-size-asian="12pt" style:font-size-complex="12pt" fo:language="en" fo:country="US"/>
    </style:style>
    <style:style style:name="T12" style:parent-style-name="Absatz-Standardschriftart" style:family="text">
      <style:text-properties style:font-name-complex="Calibri" fo:font-size="12pt" style:font-size-asian="12pt" style:font-size-complex="12pt" fo:language="en" fo:country="US"/>
    </style:style>
    <style:style style:name="T13" style:parent-style-name="Absatz-Standardschriftart" style:family="text">
      <style:text-properties style:font-name-complex="Calibri" fo:font-size="12pt" style:font-size-asian="12pt" style:font-size-complex="12pt" fo:language="en" fo:country="US"/>
    </style:style>
    <style:style style:name="P14" style:parent-style-name="Standard" style:family="paragraph">
      <style:paragraph-properties fo:text-align="start" fo:text-indent="0in"/>
    </style:style>
    <style:style style:name="T15" style:parent-style-name="Absatz-Standardschriftart" style:family="text">
      <style:text-properties style:font-name-complex="Calibri" fo:font-size="12pt" style:font-size-asian="12pt" style:font-size-complex="12pt" fo:language="en" fo:country="US"/>
    </style:style>
    <style:style style:name="T16" style:parent-style-name="Absatz-Standardschriftart" style:family="text">
      <style:text-properties style:font-name-complex="Calibri" fo:font-size="12pt" style:font-size-asian="12pt" style:font-size-complex="12pt" fo:language="en" fo:country="US"/>
    </style:style>
    <style:style style:name="P17" style:parent-style-name="CommentText" style:family="paragraph">
      <style:paragraph-properties fo:text-align="start" fo:text-indent="0in"/>
    </style:style>
    <style:style style:name="T18" style:parent-style-name="CommentReference" style:family="text">
      <style:text-properties fo:font-size="12pt" style:font-size-asian="12pt" style:font-size-complex="12pt"/>
    </style:style>
    <style:style style:name="T19" style:parent-style-name="DefaultParagraphFont" style:family="text">
      <style:text-properties fo:font-size="12pt" style:font-size-asian="12pt" style:font-size-complex="12pt" fo:language="en" fo:country="US"/>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fo:language="en" fo:country="US"/>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Absatz-Standardschriftart" style:family="text">
      <style:text-properties style:font-name-complex="Calibri" fo:font-size="12pt" style:font-size-asian="12pt" style:font-size-complex="12pt" fo:language="en" fo:country="US"/>
    </style:style>
    <style:style style:name="T24" style:parent-style-name="Absatz-Standardschriftart" style:family="text">
      <style:text-properties style:font-name-complex="Calibri" fo:font-size="12pt" style:font-size-asian="12pt" style:font-size-complex="12pt" fo:language="en" fo:country="US"/>
    </style:style>
    <style:style style:name="P25" style:parent-style-name="CommentText" style:family="paragraph">
      <style:paragraph-properties fo:text-align="start" fo:text-indent="0in"/>
    </style:style>
    <style:style style:name="T26" style:parent-style-name="CommentReference" style:family="text">
      <style:text-properties fo:font-size="12pt" style:font-size-asian="12pt" style:font-size-complex="12pt"/>
    </style:style>
    <style:style style:name="T27" style:parent-style-name="Absatz-Standardschriftart" style:family="text">
      <style:text-properties style:font-name-complex="Calibri" fo:font-size="12pt" style:font-size-asian="12pt" style:font-size-complex="12pt" fo:language="en" fo:country="US"/>
    </style:style>
    <style:style style:name="T28" style:parent-style-name="Absatz-Standardschriftart" style:family="text">
      <style:text-properties style:font-name-complex="Calibri" fo:font-size="12pt" style:font-size-asian="12pt" style:font-size-complex="12pt" fo:language="en" fo:country="US"/>
    </style:style>
    <style:style style:name="T29" style:parent-style-name="Absatz-Standardschriftart" style:family="text">
      <style:text-properties style:font-name-complex="Calibri" fo:font-size="12pt" style:font-size-asian="12pt" style:font-size-complex="12pt" fo:language="en" fo:country="US"/>
    </style:style>
    <style:style style:name="T30" style:parent-style-name="Absatz-Standardschriftart" style:family="text">
      <style:text-properties style:font-name-complex="Calibri" fo:font-size="12pt" style:font-size-asian="12pt" style:font-size-complex="12pt" fo:language="en" fo:country="US"/>
    </style:style>
    <style:style style:name="T31" style:parent-style-name="Absatz-Standardschriftart" style:family="text">
      <style:text-properties style:font-name-complex="Calibri" fo:font-size="12pt" style:font-size-asian="12pt" style:font-size-complex="12pt" fo:language="en" fo:country="US"/>
    </style:style>
    <style:style style:name="T32" style:parent-style-name="DefaultParagraphFont" style:family="text">
      <style:text-properties fo:font-size="12pt" style:font-size-asian="12pt" style:font-size-complex="12pt" fo:language="en" fo:country="US"/>
    </style:style>
    <style:style style:name="T33" style:parent-style-name="DefaultParagraphFont" style:family="text">
      <style:text-properties fo:font-size="12pt" style:font-size-asian="12pt" style:font-size-complex="12pt"/>
    </style:style>
    <style:style style:name="T34" style:parent-style-name="Absatz-Standardschriftart" style:family="text">
      <style:text-properties style:font-name-complex="Calibri" fo:font-size="12pt" style:font-size-asian="12pt" style:font-size-complex="12pt" fo:language="en" fo:country="US"/>
    </style:style>
    <style:style style:name="T35" style:parent-style-name="Absatz-Standardschriftart" style:family="text">
      <style:text-properties style:font-name-complex="Calibri" fo:font-size="12pt" style:font-size-asian="12pt" style:font-size-complex="12pt" fo:language="en" fo:country="US"/>
    </style:style>
    <style:style style:name="T36" style:parent-style-name="Absatz-Standardschriftart" style:family="text">
      <style:text-properties style:font-name-complex="Calibri" fo:font-size="12pt" style:font-size-asian="12pt" style:font-size-complex="12pt"/>
    </style:style>
    <style:style style:name="T37" style:parent-style-name="Absatz-Standardschriftart" style:family="text">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style>
    <style:style style:name="T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 style:parent-style-name="Standard" style:family="paragraph">
      <style:paragraph-properties fo:text-align="start" fo:text-indent="0in"/>
    </style:style>
    <style:style style:name="T42" style:parent-style-name="Absatz-Standardschriftart" style:family="text">
      <style:text-properties style:font-name-complex="Calibri" fo:font-size="12pt" style:font-size-asian="12pt" style:font-size-complex="12pt" fo:language="en" fo:country="US"/>
    </style:style>
    <style:style style:name="T43" style:parent-style-name="Absatz-Standardschriftar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CommentReference" style:family="text">
      <style:text-properties fo:font-size="12pt" style:font-size-asian="12pt" style:font-size-complex="12pt"/>
    </style:style>
    <style:style style:name="T46" style:parent-style-name="Absatz-Standardschriftart" style:family="text">
      <style:text-properties style:font-name-complex="Calibri" fo:font-size="12pt" style:font-size-asian="12pt" style:font-size-complex="12pt" fo:language="en" fo:country="US"/>
    </style:style>
    <style:style style:name="T47" style:parent-style-name="Absatz-Standardschriftar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P49" style:parent-style-name="Kommentartext" style:family="paragraph">
      <style:paragraph-properties fo:text-align="start" fo:text-indent="0in"/>
    </style:style>
    <style:style style:name="T50" style:parent-style-name="Absatz-Standardschriftart" style:family="text">
      <style:text-properties fo:font-size="12pt" style:font-size-asian="12pt" style:font-size-complex="12pt" fo:language="en" fo:country="US"/>
    </style:style>
    <style:style style:name="T51" style:parent-style-name="CommentReference" style:family="text">
      <style:text-properties fo:font-size="12pt" style:font-size-asian="12pt" style:font-size-complex="12pt"/>
    </style:style>
    <style:style style:name="T52" style:parent-style-name="Absatz-Standardschriftart" style:family="text">
      <style:text-properties fo:font-size="12pt" style:font-size-asian="12pt" style:font-size-complex="12pt" fo:language="en" fo:country="US"/>
    </style:style>
    <style:style style:name="P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 style:parent-style-name="Standard" style:family="paragraph">
      <style:paragraph-properties fo:text-align="start" fo:text-indent="0in"/>
    </style:style>
    <style:style style:name="T55" style:parent-style-name="Absatz-Standardschriftart" style:family="text">
      <style:text-properties fo:font-size="12pt" style:font-size-asian="12pt" style:font-size-complex="12pt" fo:language="en" fo:country="US"/>
    </style:style>
    <style:style style:name="T56" style:parent-style-name="Absatz-Standardschriftart" style:family="text">
      <style:text-properties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CommentReference" style:family="text">
      <style:text-properties fo:font-size="12pt" style:font-size-asian="12pt" style:font-size-complex="12pt"/>
    </style:style>
    <style:style style:name="T59" style:parent-style-name="Absatz-Standardschriftart" style:family="text">
      <style:text-properties fo:font-size="12pt" style:font-size-asian="12pt" style:font-size-complex="12pt" fo:language="en" fo:country="US"/>
    </style:style>
    <style:style style:name="T60" style:parent-style-name="Absatz-Standardschriftart" style:family="text">
      <style:text-properties fo:font-size="12pt" style:font-size-asian="12pt" style:font-size-complex="12pt" fo:language="en" fo:country="US"/>
    </style:style>
    <style:style style:name="P61" style:parent-style-name="CommentText" style:family="paragraph">
      <style:paragraph-properties fo:text-align="start" fo:text-indent="0in"/>
    </style:style>
    <style:style style:name="T62" style:parent-style-name="CommentReference" style:family="text">
      <style:text-properties fo:font-size="12pt" style:font-size-asian="12pt" style:font-size-complex="12pt"/>
    </style:style>
    <style:style style:name="T63" style:parent-style-name="Absatz-Standardschriftart" style:family="text">
      <style:text-properties fo:font-size="12pt" style:font-size-asian="12pt" style:font-size-complex="12pt" fo:language="en" fo:country="US"/>
    </style:style>
    <style:style style:name="T64" style:parent-style-name="Absatz-Standardschriftart" style:family="text">
      <style:text-properties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Absatz-Standardschriftart" style:family="text">
      <style:text-properties fo:language="en" fo:country="US"/>
    </style:style>
    <style:style style:name="P67" style:parent-style-name="CommentText" style:family="paragraph">
      <style:paragraph-properties fo:text-align="start" fo:text-indent="0in"/>
    </style:style>
    <style:style style:name="T68" style:parent-style-name="CommentReference" style:family="text">
      <style:text-properties fo:font-size="12pt" style:font-size-asian="12pt" style:font-size-complex="12pt"/>
    </style:style>
    <style:style style:name="T69" style:parent-style-name="CommentReference" style:family="text">
      <style:text-properties fo:font-size="12pt" style:font-size-asian="12pt" style:font-size-complex="12pt"/>
    </style:style>
    <style:style style:name="T70" style:parent-style-name="Absatz-Standardschriftart" style:family="text">
      <style:text-properties fo:font-size="12pt" style:font-size-asian="12pt" style:font-size-complex="12pt" fo:language="en" fo:country="US"/>
    </style:style>
    <style:style style:name="T71" style:parent-style-name="Absatz-Standardschriftart" style:family="text">
      <style:text-properties fo:font-size="12pt" style:font-size-asian="12pt" style:font-size-complex="12pt" fo:language="en" fo:country="US"/>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T74" style:parent-style-name="CommentReference" style:family="text">
      <style:text-properties fo:font-size="12pt" style:font-size-asian="12pt" style:font-size-complex="12pt"/>
    </style:style>
    <style:style style:name="T75" style:parent-style-name="CommentReference" style:family="text">
      <style:text-properties fo:font-size="12pt" style:font-size-asian="12pt" style:font-size-complex="12pt"/>
    </style:style>
    <style:style style:name="T76" style:parent-style-name="Absatz-Standardschriftart" style:family="text">
      <style:text-properties fo:font-size="12pt" style:font-size-asian="12pt" style:font-size-complex="12pt" fo:language="en" fo:country="US"/>
    </style:style>
    <style:style style:name="T77" style:parent-style-name="Absatz-Standardschriftart" style:family="text">
      <style:text-properties fo:font-size="12pt" style:font-size-asian="12pt" style:font-size-complex="12pt" fo:language="en" fo:country="US"/>
    </style:style>
    <style:style style:name="P78" style:parent-style-name="CommentText" style:family="paragraph">
      <style:paragraph-properties fo:text-align="start" fo:text-indent="0in"/>
    </style:style>
    <style:style style:name="P79" style:parent-style-name="Kommentartext" style:family="paragraph">
      <style:paragraph-properties fo:text-align="start" fo:text-indent="0in"/>
    </style:style>
    <style:style style:name="T80" style:parent-style-name="CommentReference" style:family="text">
      <style:text-properties fo:font-size="12pt" style:font-size-asian="12pt" style:font-size-complex="12pt"/>
    </style:style>
    <style:style style:name="T81" style:parent-style-name="Absatz-Standardschriftart" style:family="text">
      <style:text-properties fo:font-size="12pt" style:font-size-asian="12pt" style:font-size-complex="12pt" fo:language="en" fo:country="US"/>
    </style:style>
    <style:style style:name="P82" style:parent-style-name="Standard" style:family="paragraph">
      <style:paragraph-properties fo:text-align="start" fo:text-indent="0in"/>
      <style:text-properties fo:font-size="12pt" style:font-size-asian="12pt" style:font-size-complex="12pt" fo:language="en" fo:country="US"/>
    </style:style>
    <style:style style:name="P83" style:parent-style-name="Standard" style:family="paragraph">
      <style:paragraph-properties fo:text-align="start" fo:text-indent="0in"/>
    </style:style>
    <style:style style:name="T84" style:parent-style-name="Absatz-Standardschriftart" style:family="text">
      <style:text-properties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P86" style:parent-style-name="Kommentartext" style:family="paragraph">
      <style:paragraph-properties fo:text-align="start" fo:text-indent="0in"/>
    </style:style>
    <style:style style:name="T87" style:parent-style-name="Absatz-Standardschriftart" style:family="text">
      <style:text-properties fo:font-size="12pt" style:font-size-asian="12pt" style:font-size-complex="12pt" fo:language="en" fo:country="US"/>
    </style:style>
    <style:style style:name="T88" style:parent-style-name="Absatz-Standardschriftart" style:family="text">
      <style:text-properties fo:font-size="12pt" style:font-size-asian="12pt" style:font-size-complex="12pt" fo:language="en" fo:country="US"/>
    </style:style>
    <style:style style:name="T89" style:parent-style-name="Absatz-Standardschriftar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CommentReference" style:family="text">
      <style:text-properties fo:font-size="12pt" style:font-size-asian="12pt" style:font-size-complex="12pt"/>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Absatz-Standardschriftart" style:family="text">
      <style:text-properties fo:language="en" fo:country="US"/>
    </style:style>
    <style:style style:name="P96" style:parent-style-name="CommentText" style:family="paragraph">
      <style:paragraph-properties fo:text-align="start" fo:text-indent="0in"/>
    </style:style>
    <style:style style:name="T97" style:parent-style-name="CommentReference" style:family="text">
      <style:text-properties fo:font-size="12pt" style:font-size-asian="12pt" style:font-size-complex="12pt"/>
    </style:style>
    <style:style style:name="T98" style:parent-style-name="CommentReference" style:family="text">
      <style:text-properties fo:font-size="12pt" style:font-size-asian="12pt" style:font-size-complex="12pt"/>
    </style:style>
    <style:style style:name="T99" style:parent-style-name="Absatz-Standardschriftart" style:family="text">
      <style:text-properties fo:font-size="12pt" style:font-size-asian="12pt" style:font-size-complex="12pt" fo:language="en" fo:country="US"/>
    </style:style>
    <style:style style:name="T100" style:parent-style-name="Absatz-Standardschriftart" style:family="text">
      <style:text-properties fo:font-size="12pt" style:font-size-asian="12pt" style:font-size-complex="12pt" fo:language="en" fo:country="US"/>
    </style:style>
    <style:style style:name="P101" style:parent-style-name="Kommentartext" style:family="paragraph">
      <style:paragraph-properties fo:text-align="start" fo:text-indent="0in"/>
    </style:style>
    <style:style style:name="T102" style:parent-style-name="Absatz-Standardschriftart" style:family="text">
      <style:text-properties fo:font-size="12pt" style:font-size-asian="12pt" style:font-size-complex="12pt" fo:language="en" fo:country="US"/>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Absatz-Standardschriftar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CommentReference"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fo:language="en" fo:country="US"/>
    </style:style>
    <style:style style:name="T111" style:parent-style-name="CommentReference" style:family="text">
      <style:text-properties fo:font-size="12pt" style:font-size-asian="12pt" style:font-size-complex="12pt"/>
    </style:style>
    <style:style style:name="T112" style:parent-style-name="CommentReference"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fo:language="en" fo:country="US"/>
    </style:style>
    <style:style style:name="T114" style:parent-style-name="Absatz-Standardschriftart" style:family="text">
      <style:text-properties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Absatz-Standardschriftart" style:family="text">
      <style:text-properties fo:font-size="12pt" style:font-size-asian="12pt" style:font-size-complex="12pt" fo:language="en" fo:country="US"/>
    </style:style>
    <style:style style:name="P117"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18" style:parent-style-name="Standard" style:family="paragraph">
      <style:paragraph-properties fo:text-align="start" fo:text-indent="0in"/>
    </style:style>
    <style:style style:name="T119" style:parent-style-name="Absatz-Standardschriftart" style:family="text">
      <style:text-properties fo:font-size="12pt" style:font-size-asian="12pt" style:font-size-complex="12pt" fo:language="en" fo:country="US"/>
    </style:style>
    <style:style style:name="T120" style:parent-style-name="Absatz-Standardschriftar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Absatz-Standardschriftart" style:family="text">
      <style:text-properties fo:font-size="12pt" style:font-size-asian="12pt" style:font-size-complex="12pt" fo:language="en" fo:country="US"/>
    </style:style>
    <style:style style:name="T123" style:parent-style-name="Absatz-Standardschriftart" style:family="text">
      <style:text-properties fo:font-size="12pt" style:font-size-asian="12pt" style:font-size-complex="12pt" fo:language="en" fo:country="US"/>
    </style:style>
    <style:style style:name="P124" style:parent-style-name="CommentText" style:family="paragraph">
      <style:paragraph-properties fo:text-align="start" fo:text-indent="0in"/>
    </style:style>
    <style:style style:name="P125" style:parent-style-name="Kommentartext" style:family="paragraph">
      <style:paragraph-properties fo:text-align="start" fo:text-indent="0in"/>
    </style:style>
    <style:style style:name="T126" style:parent-style-name="Absatz-Standardschriftart" style:family="text">
      <style:text-properties fo:font-size="12pt" style:font-size-asian="12pt" style:font-size-complex="12pt" fo:language="en" fo:country="US"/>
    </style:style>
    <style:style style:name="T127" style:parent-style-name="Absatz-Standardschriftart" style:family="text">
      <style:text-properties style:font-name-complex="Calibri" fo:font-size="12pt" style:font-size-asian="12pt" style:font-size-complex="12pt" fo:language="en" fo:country="US"/>
    </style:style>
    <style:style style:name="T128" style:parent-style-name="Absatz-Standardschriftart" style:family="text">
      <style:text-properties style:font-name-complex="Calibri" fo:font-size="12pt" style:font-size-asian="12pt" style:font-size-complex="12pt" fo:language="en" fo:country="US"/>
    </style:style>
    <style:style style:name="P129" style:parent-style-name="Kommentartext" style:family="paragraph">
      <style:paragraph-properties fo:text-align="start" fo:text-indent="0in"/>
    </style:style>
    <style:style style:name="T130" style:parent-style-name="Absatz-Standardschriftart" style:family="text">
      <style:text-properties style:font-name-complex="Calibri" fo:font-size="12pt" style:font-size-asian="12pt" style:font-size-complex="12pt" fo:language="en" fo:country="US"/>
    </style:style>
    <style:style style:name="T131" style:parent-style-name="Absatz-Standardschriftart" style:family="text">
      <style:text-properties style:font-name-complex="Calibri" fo:font-size="12pt" style:font-size-asian="12pt" style:font-size-complex="12pt" fo:language="en" fo:country="US"/>
    </style:style>
    <style:style style:name="T132" style:parent-style-name="Absatz-Standardschriftart" style:family="text">
      <style:text-properties style:font-name-complex="Calibri" fo:font-size="12pt" style:font-size-asian="12pt" style:font-size-complex="12pt" fo:language="en" fo:country="US"/>
    </style:style>
    <style:style style:name="P133" style:parent-style-name="Kommentartext" style:family="paragraph">
      <style:paragraph-properties fo:text-align="start" fo:text-indent="0in"/>
    </style:style>
    <style:style style:name="P134" style:parent-style-name="Standard" style:family="paragraph">
      <style:paragraph-properties fo:text-align="start" fo:text-indent="0in"/>
    </style:style>
    <style:style style:name="T135" style:parent-style-name="Absatz-Standardschriftart" style:family="text">
      <style:text-properties style:font-name-complex="Calibri" fo:font-size="12pt" style:font-size-asian="12pt" style:font-size-complex="12pt" fo:language="en" fo:country="US"/>
    </style:style>
    <style:style style:name="T136" style:parent-style-name="Absatz-Standardschriftart" style:family="text">
      <style:text-properties style:font-name-complex="Calibri" fo:font-size="12pt" style:font-size-asian="12pt" style:font-size-complex="12pt" fo:language="en" fo:country="US"/>
    </style:style>
    <style:style style:name="P137" style:parent-style-name="Kommentartext" style:family="paragraph">
      <style:paragraph-properties fo:text-align="start" fo:text-indent="0in"/>
    </style:style>
    <style:style style:name="T138" style:parent-style-name="Absatz-Standardschriftart" style:family="text">
      <style:text-properties style:font-name-complex="Calibri" fo:font-size="12pt" style:font-size-asian="12pt" style:font-size-complex="12pt" fo:language="en" fo:country="US"/>
    </style:style>
    <style:style style:name="T139" style:parent-style-name="Absatz-Standardschriftart" style:family="text">
      <style:text-properties fo:font-size="12pt" style:font-size-asian="12pt" style:font-size-complex="12pt" fo:language="en" fo:country="US"/>
    </style:style>
    <style:style style:name="T140" style:parent-style-name="Absatz-Standardschriftart" style:family="text">
      <style:text-properties fo:font-size="12pt" style:font-size-asian="12pt" style:font-size-complex="12pt" fo:language="en" fo:country="US"/>
    </style:style>
    <style:style style:name="P141" style:parent-style-name="CommentText" style:family="paragraph">
      <style:paragraph-properties fo:text-align="start" fo:text-indent="0in"/>
    </style:style>
    <style:style style:name="T142" style:parent-style-name="Absatz-Standardschriftart" style:family="text">
      <style:text-properties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P144" style:parent-style-name="CommentText" style:family="paragraph">
      <style:paragraph-properties fo:text-align="start" fo:text-indent="0in"/>
    </style:style>
    <style:style style:name="T145" style:parent-style-name="Absatz-Standardschriftart" style:family="text">
      <style:text-properties fo:font-size="12pt" style:font-size-asian="12pt" style:font-size-complex="12pt" fo:language="en" fo:country="US"/>
    </style:style>
    <style:style style:name="P146" style:parent-style-name="Standard" style:family="paragraph">
      <style:paragraph-properties fo:text-align="start" fo:text-indent="0in"/>
    </style:style>
    <style:style style:name="T147" style:parent-style-name="Absatz-Standardschriftart" style:family="text">
      <style:text-properties fo:font-weight="bold" style:font-weight-asian="bold" style:font-weight-complex="bold" fo:font-size="12pt" style:font-size-asian="12pt" style:font-size-complex="12pt" fo:language="en" fo:country="US"/>
    </style:style>
    <style:style style:name="P148" style:parent-style-name="Standard" style:family="paragraph">
      <style:paragraph-properties fo:text-align="start" fo:text-indent="0in"/>
    </style:style>
    <style:style style:name="T149" style:parent-style-name="Absatz-Standardschriftart" style:family="text">
      <style:text-properties fo:font-weight="bold" style:font-weight-asian="bold" style:font-weight-complex="bold" fo:font-size="12pt" style:font-size-asian="12pt" style:font-size-complex="12pt" fo:language="en" fo:country="US"/>
    </style:style>
    <style:style style:name="P150" style:parent-style-name="Standard" style:family="paragraph">
      <style:paragraph-properties fo:text-align="start" fo:text-indent="0in"/>
      <style:text-properties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and 5 minutes of resting state with eyes closed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text:s/></text:span><text:span text:style-name="T10">recorded</text:span><text:span text:style-name="T11"><text:s/>using</text:span><text:span text:style-name="T12"><text:s/>a 128-channel EEG cap (128Ch Standard Brain Cap for actiCHamp Plus, Easycap GmbH, Wörthsee, Germany) with electrodes positioned in an equidistant layout, co</text:span><text:span text:style-name="T13">nnected to an actiCHamp Plus amplifier (Brain Products GmbH, Gilching, Germany).</text:span></text:p>
      <text:p text:style-name="P14"><text:span text:style-name="T15">The sampling rate was 500 Hz with an amplitude resolution<text:s/></text:span><text:span text:style-name="T16"><office:annotation office:name="2" xml:id="1778280993"><dc:creator>Janka Hauffe</dc:creator><dc:date>2024-09-02T10:36:00</dc:date><meta:creator-initials>JH</meta:creator-initials><text:p text:style-name="P17">Delete here and write after eye movement?<text:s/></text:p></office:annotation>of 0.1 µV.<text:s/></text:span><text:span text:style-name="T18"><office:annotation-end office:name="2"/></text:span><text:span text:style-name="T19"><text:s/>Electrolyte gel was applied to improve conductivity between skin and electrodes, ensuring impedances remained below 20 k</text:span><text:span text:style-name="T20">Ω</text:span><text:span text:style-name="T21">.<text:s/></text:span><text:span text:style-name="T22">Eye</text:span><text:span text:style-name="T23"><text:s/>mo</text:span><text:span text:style-name="T24"><office:annotation office:name="3" xml:id="692384267"><dc:creator>Janka Hauffe</dc:creator><dc:date>2024-09-02T10:39:00</dc:date><meta:creator-initials>JH</meta:creator-initials><text:p text:style-name="P25">Or just: EOG activity was recorded using two dedicated EOG electrodes, placed below each eye.<text:s/></text:p></office:annotation>vements</text:span><text:span text:style-name="T26"><office:annotation-end office:name="3"/></text:span><text:span text:style-name="T27"><text:s/>and changes<text:s/></text:span><text:span text:style-name="T28">i</text:span><text:span text:style-name="T29">n the resting potential of the retina (EOG activity) were monitored<text:s/></text:span><text:span text:style-name="T30">using two EOG electrodes placed below each eye</text:span><text:span text:style-name="T31">,<text:s/></text:span><text:span text:style-name="T32">with impedances also maintained below 20 k</text:span><text:span text:style-name="T33">Ω</text:span><text:span text:style-name="T34">. In</text:span><text:span text:style-name="T35"><text:s/>addition, a ground electrode was positioned on the forehead, and a reference electrode was positioned on the tip of the nose. Impedances for both the reference and ground electrode were kept below 5 k</text:span><text:span text:style-name="T36">Ω</text:span><text:span text:style-name="T37">.</text:span></text:p>
      <text:p text:style-name="P38"/>
      <text:p text:style-name="P39"><text:span text:style-name="T40">Preprocessing</text:span></text:p>
      <text:p text:style-name="P41"><text:span text:style-name="T42">Data pr</text:span><text:span text:style-name="T43"><office:annotation office:name="4" xml:id="706428957"><dc:creator>Janka Hauffe</dc:creator><dc:date>2024-09-02T10:41:00</dc:date><meta:creator-initials>JH</meta:creator-initials><text:p text:style-name="P44">Not only preprocessing</text:p></office:annotation>eprocessing</text:span><text:span text:style-name="T45"><office:annotation-end office:name="4"/></text:span><text:span text:style-name="T46"><text:s/>was performed using the FieldTrip toolbox (Fieldtrip-20240504; Oostenveld, Fries, Maris &amp; Schoffelen, 2011) and the EEGLab toolbox (v2024.0; Delorme &amp; Makeig, 2004) in Matlab (</text:span><text:span text:style-name="T47"><office:annotation office:name="5" xml:id="553263756"><dc:creator>Janka Hauffe</dc:creator><dc:date>2024-07-27T11:53:00</dc:date><meta:creator-initials>JH</meta:creator-initials><text:p text:style-name="P48">How to cite that correctly?</text:p></office:annotation><office:annotation office:name="6" xml:id="1285486676"><dc:creator>Lara Godbersen</dc:creator><dc:date>2024-09-03T09:16:00</dc:date><meta:creator-initials>LG</meta:creator-initials><text:p text:style-name="P49">Da habe ich auch unterschiedliche Dinge zu im Internet gesehen. Die Website braucht man aber glaub ich nicht</text:p></office:annotation>v24.1.0.2578822 (R2024a) Mathworks Inc., 2024,<text:s/></text:span><text:span text:style-name="T50">MathWorks® https://de.mathworks.com)</text:span><text:span text:style-name="T51"><office:annotation-end office:name="5"/></text:span><text:span text:style-name="Kommentarzeichen"><office:annotation-end office:name="6"/></text:span><text:span text:style-name="T52">.</text:span></text:p>
      <text:p text:style-name="P53">Filtering and Resampling</text:p>
      <text:p text:style-name="P54"><text:span text:style-name="T55">A finite impulse response (FIR) windowed-sinc (firws) filter was used for both high-pass and low-pass filtering on the continuous data, (which ensures linear phase response and good frequency resolution). For high-pass filtering, a cut-off frequency of<text:s/></text:span><text:span text:style-name="T56"><office:annotation office:name="7" xml:id="1499223427"><dc:creator>Janka Hauffe</dc:creator><dc:date>2024-09-02T11:27:00</dc:date><meta:creator-initials>JH</meta:creator-initials><text:p text:style-name="P57">Do I need literature?</text:p></office:annotation>0.1 Hz<text:s/></text:span><text:span text:style-name="T58"><office:annotation-end office:name="7"/></text:span><text:span text:style-name="T59">was applied to remove<text:s/></text:span><text:span text:style-name="T60"><office:annotation office:name="8" xml:id="406496571"><dc:creator>Janka Hauffe</dc:creator><dc:date>2024-09-02T11:12:00</dc:date><meta:creator-initials>JH</meta:creator-initials><text:p text:style-name="P61">Does that need to be explained further?</text:p></office:annotation>DC</text:span><text:span text:style-name="T62"><office:annotation-end office:name="8"/></text:span><text:span text:style-name="T63"><text:s/>offset and low-frequency</text:span><text:span text:style-name="T64"><office:annotation office:name="9" xml:id="164399855"><dc:creator>Janka Hauffe</dc:creator><dc:date>2024-09-02T11:11:00</dc:date><meta:creator-initials>JH</meta:creator-initials><text:p text:style-name="P65"><text:span text:style-name="T66">low frequencies ((slow) drifts</text:span></text:p></office:annotation><office:annotation office:name="10" xml:id="1329040552"><dc:creator>Janka Hauffe</dc:creator><dc:date>2024-09-02T11:26:00</dc:date><meta:creator-initials>JH</meta:creator-initials><text:p text:style-name="P67">Add example? Slow drifts caused by for example electrode movement and perspiration</text:p></office:annotation><text:s/>noise<text:s/></text:span><text:span text:style-name="T68"><office:annotation-end office:name="9"/></text:span><text:span text:style-name="T69"><office:annotation-end office:name="10"/></text:span><text:span text:style-name="T70">(slow drifts) (for accurate analysis). Low-pass filtering was performed with a cut-off frequency of<text:s/></text:span><text:span text:style-name="T71"><office:annotation office:name="11" xml:id="254211605"><dc:creator>Janka Hauffe</dc:creator><dc:date>2024-09-02T11:27:00</dc:date><meta:creator-initials>JH</meta:creator-initials><text:p text:style-name="P72">Do I need literature?</text:p></office:annotation><office:annotation office:name="12" xml:id="1758065826"><dc:creator>Janka Hauffe</dc:creator><dc:date>2024-09-02T12:02:00</dc:date><meta:creator-initials>JH</meta:creator-initials><text:p text:style-name="P73">Delorme, 2023; Tanner, Morgan‐Short &amp; Luck, 2015)</text:p></office:annotation>45 Hz<text:s/></text:span><text:span text:style-name="T74"><office:annotation-end office:name="11"/></text:span><text:span text:style-name="T75"><office:annotation-end office:name="12"/></text:span><text:span text:style-name="T76">to eliminate high-</text:span><text:span text:style-name="T77"><office:annotation office:name="13" xml:id="708018872"><dc:creator>Janka Hauffe</dc:creator><dc:date>2024-09-02T11:21:00</dc:date><meta:creator-initials>JH</meta:creator-initials><text:p text:style-name="P78">Such as muscle artifacts and electromagnetic interference (should I mention that as an example here?)</text:p></office:annotation><office:annotation office:name="14" xml:id="1783948709"><dc:creator>Lara Godbersen</dc:creator><dc:date>2024-09-03T09:19:00</dc:date><meta:creator-initials>LG</meta:creator-initials><text:p text:style-name="P79">Ich hab da keine beispiele zu drin</text:p></office:annotation>frequency noise<text:s/></text:span><text:span text:style-name="T80"><office:annotation-end office:name="13"/></text:span><text:span text:style-name="Kommentarzeichen"><office:annotation-end office:name="14"/></text:span><text:span text:style-name="T81">and mitigate potential 50 Hz line noise.<text:s/></text:span></text:p>
      <text:p text:style-name="P82"/>
      <text:p text:style-name="P83"><text:span text:style-name="T84">A finite impulse response<text:s/></text:span><text:span text:style-name="T85"><office:annotation office:name="15" xml:id="2072081059"><dc:creator>Lara Godbersen</dc:creator><dc:date>2024-09-03T09:19:00</dc:date><meta:creator-initials>LG</meta:creator-initials><text:p text:style-name="P86">Hier kannst du jetzt ja einfach die Abkürzungen nur nennen</text:p></office:annotation>(FIR) windowed-sinc (firws)<text:s/></text:span><text:span text:style-name="Kommentarzeichen"><office:annotation-end office:name="15"/></text:span><text:span text:style-name="T87">filter was used for both high-pass and low-pass filtering on the continuous data, (which ensures linear phase response and good frequency resolution). Initially, high-pass filtering was applied with a cut-off frequency</text:span><text:span text:style-name="T88"><text:tab/>of 0.1 Hz to remove<text:s/></text:span><text:span text:style-name="T89"><office:annotation office:name="16" xml:id="1874345768"><dc:creator>Janka Hauffe</dc:creator><dc:date>2024-09-02T11:12:00</dc:date><meta:creator-initials>JH</meta:creator-initials><text:p text:style-name="P90">Does that need to be explained further?</text:p></office:annotation>DC</text:span><text:span text:style-name="T91"><office:annotation-end office:name="16"/></text:span><text:span text:style-name="T92"><text:s/>offset and low-frequency</text:span><text:span text:style-name="T93"><office:annotation office:name="17" xml:id="102664281"><dc:creator>Janka Hauffe</dc:creator><dc:date>2024-09-02T11:11:00</dc:date><meta:creator-initials>JH</meta:creator-initials><text:p text:style-name="P94"><text:span text:style-name="T95">low frequencies ((slow) drifts</text:span></text:p></office:annotation><office:annotation office:name="18" xml:id="569498961"><dc:creator>Janka Hauffe</dc:creator><dc:date>2024-09-02T11:26:00</dc:date><meta:creator-initials>JH</meta:creator-initials><text:p text:style-name="P96">Add example? Slow drifts caused by for example electrode movement and perspiration</text:p></office:annotation><text:s/>noise<text:s/></text:span><text:span text:style-name="T97"><office:annotation-end office:name="17"/></text:span><text:span text:style-name="T98"><office:annotation-end office:name="18"/></text:span><text:span text:style-name="T99">(slow drifts) (for accurate analysis). Following the high-pass filtering, the data was downsampled from<text:s/></text:span><text:span text:style-name="T100"><office:annotation office:name="19" xml:id="907511578"><dc:creator>Lara Godbersen</dc:creator><dc:date>2024-09-03T09:11:00</dc:date><meta:creator-initials>LG</meta:creator-initials><text:p text:style-name="P101">1000 Hz</text:p></office:annotation>100</text:span><text:span text:style-name="Kommentarzeichen"><office:annotation-end office:name="19"/></text:span><text:span text:style-name="T102"><text:s/>Hz to 250 Hz. This<text:s/></text:span><text:soft-page-break/><text:span text:style-name="T103">r</text:span><text:span text:style-name="T104"><office:annotation office:name="20" xml:id="437300888"><dc:creator>Janka Hauffe</dc:creator><dc:date>2024-09-02T12:27:00</dc:date><meta:creator-initials>JH</meta:creator-initials><text:p text:style-name="P105">Do I need to write something about Nyquist frequency?</text:p></office:annotation>esamplin</text:span><text:span text:style-name="T106"><office:annotation office:name="21" xml:id="370762253"><dc:creator>Janka Hauffe</dc:creator><dc:date>2024-09-02T12:32:00</dc:date><meta:creator-initials>JH</meta:creator-initials><text:p text:style-name="P107">The resampling doesn‘t affect the low-pass filtering, right? Could I then maybe first write the part with the filtering and afterward first resampling? Not between high and low filtering?</text:p></office:annotation><office:annotation office:name="22" xml:id="764271394"><dc:creator>Janka Hauffe</dc:creator><dc:date>2024-09-02T12:33:00</dc:date><meta:creator-initials>JH</meta:creator-initials><text:p text:style-name="P108">Or is low-pass filtering not to continuous data but segmental data?<text:s/></text:p></office:annotation>g</text:span><text:span text:style-name="T109"><office:annotation-end office:name="20"/></text:span><text:span text:style-name="T110"><text:s/>step<text:s/></text:span><text:span text:style-name="T111"><office:annotation-end office:name="21"/></text:span><text:span text:style-name="T112"><office:annotation-end office:name="22"/></text:span><text:span text:style-name="T113">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4"><office:annotation office:name="23" xml:id="468880030"><dc:creator>Janka Hauffe</dc:creator><dc:date>2024-09-02T13:00:00</dc:date><meta:creator-initials>JH</meta:creator-initials><text:p text:style-name="P115">Not sure how much I need to go into this</text:p></office:annotation><text:s/>(CAR</text:span><text:span text:style-name="CommentReference"><office:annotation-end office:name="23"/></text:span><text:span text:style-name="T116">)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117">Artifact removal</text:p>
      <text:p text:style-name="P118"><text:span text:style-name="T119">A</text:span><text:span text:style-name="T120"><office:annotation office:name="24" xml:id="1942621062"><dc:creator>Janka Hauffe</dc:creator><dc:date>2024-09-05T12:37:00</dc:date><meta:creator-initials>JH</meta:creator-initials><text:p text:style-name="P121">One participant with empty dataset (KA14HH)</text:p></office:annotation>fter<text:s/></text:span><text:span text:style-name="CommentReference"><office:annotation-end office:name="24"/></text:span><text:span text:style-name="T122">the initial filtering and<text:s/></text:span><text:span text:style-name="T123"><office:annotation office:name="25" xml:id="1524010345"><dc:creator>Janka Hauffe</dc:creator><dc:date>2024-09-02T13:14:00</dc:date><meta:creator-initials>JH</meta:creator-initials><text:p text:style-name="P124">Do I need to mention, that data was convered to EEGLAB structure?</text:p></office:annotation><office:annotation office:name="26" xml:id="14710055"><dc:creator>Lara Godbersen</dc:creator><dc:date>2024-09-03T09:21:00</dc:date><meta:creator-initials>LG</meta:creator-initials><text:p text:style-name="P125">Ich hab es gemacht, glaube theoretisch muss man das nicht</text:p></office:annotation>resampling,<text:s/></text:span><text:span text:style-name="CommentReference"><office:annotation-end office:name="25"/></text:span><text:span text:style-name="Kommentarzeichen"><office:annotation-end office:name="26"/></text:span><text:span text:style-name="T126">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127">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128"><office:annotation office:name="27" xml:id="193555258"><dc:creator>Lara Godbersen</dc:creator><dc:date>2024-09-03T09:23:00</dc:date><meta:creator-initials>LG</meta:creator-initials><text:p text:style-name="P129">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27"/></text:span><text:span text:style-name="T130">This approach decomposes the EEG signal into independent components, potentially separating artifacts from neural activity. The resulting ICA weights, which represent the transformation matrix for this decomposition, were saved<text:s/></text:span><text:soft-page-break/><text:span text:style-name="T131">in a separate file.<text:s/></text:span><text:span text:style-name="T132"><office:annotation office:name="28" xml:id="610833435"><dc:creator>Lara Godbersen</dc:creator><dc:date>2024-09-03T09:24:00</dc:date><meta:creator-initials>LG</meta:creator-initials><text:p text:style-name="P133">Das braucht man an sich glaub ich nicht</text:p></office:annotation>This allows for flexibility in case modifications to the pipeline were needed later in the analysis process.<text:s/></text:span><text:span text:style-name="Kommentarzeichen"><office:annotation-end office:name="28"/></text:span></text:p>
      <text:p text:style-name="P134"><text:span text:style-name="T135">Automatic component rejection was implemented using<text:s/></text:span><text:span text:style-name="T136"><office:annotation office:name="29" xml:id="229474263"><dc:creator>Lara Godbersen</dc:creator><dc:date>2024-09-03T09:25:00</dc:date><meta:creator-initials>LG</meta:creator-initials><text:p text:style-name="P137">Da würde ich die Quelle dazu zitieren: ICLabel: An automated electroencephalographic independent component classifier, dataset, and website (Pion-Tonachini und andere 2019)</text:p></office:annotation>ICALabel</text:span><text:span text:style-name="Kommentarzeichen"><office:annotation-end office:name="29"/></text:span><text:span text:style-name="T138">.<text:s/></text:span><text:span text:style-name="T139">Thresholds were set at probabilities of 0.8 <text:s/>(80%) for<text:s/></text:span><text:span text:style-name="T140"><office:annotation office:name="30" xml:id="1436026247"><dc:creator>Janka Hauffe</dc:creator><dc:date>2024-09-05T11:42:00</dc:date><meta:creator-initials>JH</meta:creator-initials><text:p text:style-name="P141">Das hatte ich falsch</text:p></office:annotation>muscle-related<text:s/></text:span><text:span text:style-name="CommentReference"><office:annotation-end office:name="30"/></text:span><text:span text:style-name="T142">components and 0.5 (50%) for eye</text:span><text:span text:style-name="T143"><office:annotation office:name="31" xml:id="1685841258"><dc:creator>Janka Hauffe</dc:creator><dc:date>2024-09-05T11:41:00</dc:date><meta:creator-initials>JH</meta:creator-initials><text:p text:style-name="P144">Eye not heart</text:p></office:annotation>-related<text:s/></text:span><text:span text:style-name="CommentReference"><office:annotation-end office:name="31"/></text:span><text:span text:style-name="T145">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6"><text:span text:style-name="T147">Interpolate bad channels<text:s/></text:span></text:p>
      <text:p text:style-name="P148"><text:span text:style-name="T149">Epoch length and number</text:span></text:p>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5T17:39:00Z</dc:date>
    <meta:template xlink:href="Normal" xlink:type="simple"/>
    <meta:editing-cycles>14</meta:editing-cycles>
    <meta:editing-duration>PT0S</meta:editing-duration>
    <meta:user-defined meta:name="GrammarlyDocumentId">afae437f-5ff5-4867-b5c5-93aa767fa7f7</meta:user-defined>
    <meta:document-statistic meta:page-count="3" meta:paragraph-count="15" meta:word-count="939" meta:character-count="6549" meta:row-count="83" meta:non-whitespace-character-count="5625"/>
  </office:meta>
</office:document-meta>
</file>